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  <style:map style:condition="cell-content()&gt;7500" style:apply-style-name="Good" style:base-cell-address="Demostración.H16"/>
      <style:map style:condition="cell-content()&lt;7500" style:apply-style-name="Bad" style:base-cell-address="Demostración.H16"/>
      <style:map style:condition="cell-content()=7500" style:apply-style-name="Neutral" style:base-cell-address="Demostración.H16"/>
    </style:style>
    <style:style style:name="ce50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font-size="13pt" style:font-size-asian="13pt" style:font-size-complex="13pt"/>
      <style:map style:condition="cell-content()&gt;7500" style:apply-style-name="Sin_20_título1" style:base-cell-address="Demostración.I16"/>
      <style:map style:condition="cell-content()&lt;7500" style:apply-style-name="Sin_20_título2" style:base-cell-address="Demostración.I16"/>
      <style:map style:condition="cell-content()=7500" style:apply-style-name="Sin_20_título3" style:base-cell-address="Demostración.I16"/>
    </style:style>
    <style:style style:name="ce42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2">
            <office:annotation draw:style-name="gr1" svg:width="2.899cm" svg:height="4.151cm" svg:x="27.326cm" svg:y="0cm" draw:caption-point-x="-0.61cm" draw:caption-point-y="0.01cm">
              <dc:creator>Autoría desconocida</dc:creator>
              <dc:date>2024-11-06T00:00:00</dc:date>
              <text:p>La cantidad que hace que comprar un componente me cueste igual que producir dicho componente.</text:p>
              <text:p/>
              <text:p>Q=CF/(PCC-PCP)</text:p>
            </office:annotation>
            <text:p>UMBRAL DE PRODUCCIÓ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6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Equipos de Música</text:p>
          </table:table-cell>
          <table:table-cell/>
          <table:table-cell table:style-name="ce9" office:value-type="string" calcext:value-type="string">
            <text:p>pcoste compra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1">
          <table:table-cell table:number-columns-repeated="3"/>
          <table:table-cell table:style-name="ce18"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12"/>
        </table:table-row>
        <table:table-row table:style-name="ro1">
          <table:table-cell table:number-columns-repeated="8"/>
          <table:table-cell table:style-name="ce10" office:value-type="string" calcext:value-type="string">
            <text:p>pcoste produc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elació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Coste Fijos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28" table:formula="of:=[.D6]" office:value-type="float" office:value="7500" calcext:value-type="float">
            <text:p>7500</text:p>
          </table:table-cell>
          <table:table-cell table:style-name="ce32" table:formula="of:=CONCATENATE([.C10];&quot;:&quot;;[.E10])" office:value-type="string" office:string-value="1:1" calcext:value-type="string">
            <text:p>1:1</text:p>
          </table:table-cell>
          <table:table-cell table:style-name="ce28" table:formula="of:=[.C11]*[.E10]" office:value-type="float" office:value="7500" calcext:value-type="float">
            <text:p>75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nviene</text:p>
          </table:table-cell>
          <table:table-cell table:style-name="ce33" table:formula="of:=IF([.E11]&gt;[.I16];[$Auxiliar.E5];IF([.E11]&lt;[.I16];[$Auxiliar.E4];[$Auxiliar.E6]))" office:value-type="string" office:string-value="Tanto uno como otro" calcext:value-type="string">
            <text:p>Tanto uno como otro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Umbral de producción</text:p>
          </table:table-cell>
          <table:table-cell table:style-name="ce11" table:formula="of:=[.J10]/([.J5]-[.J9])" office:value-type="float" office:value="7500" calcext:value-type="float">
            <text:p>7500</text:p>
          </table:table-cell>
          <table:table-cell table:formula="of:=[.G5]" office:value-type="string" office:string-value="Equipos de Música" calcext:value-type="string">
            <text:p>Equipos de Música</text:p>
          </table:table-cell>
          <table:table-cell/>
        </table:table-row>
      </table:table>
      <table:table table:name="Demostración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6"/>
          <table:table-cell table:style-name="ce32" office:value-type="string" calcext:value-type="string">
            <text:p>Q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J5]/2" office:value-type="float" office:value="3750" calcext:value-type="float">
            <text:p>3750</text:p>
          </table:table-cell>
          <table:table-cell table:style-name="ce28" table:formula="of:=[$Datos.I16]" office:value-type="float" office:value="7500" calcext:value-type="float">
            <text:p>7500</text:p>
          </table:table-cell>
          <table:table-cell table:style-name="ce28" table:formula="of:=[.J5]*2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table-cell table:style-name="ce37" office:value-type="string" calcext:value-type="string">
            <text:p>Comprarlo</text:p>
          </table:table-cell>
          <table:table-cell table:style-name="ce33" table:formula="of:=[$Datos.I5]" office:value-type="string" office:string-value="pcoste compra" calcext:value-type="string">
            <office:annotation draw:style-name="gr2" svg:width="2.899cm" svg:height="1.799cm" svg:x="18.184cm" svg:y="0.876cm" draw:caption-point-x="-0.61cm" draw:caption-point-y="1.51cm">
              <dc:creator>Autoría desconocida</dc:creator>
              <dc:date>2024-11-06T00:00:00</dc:date>
              <text:p>PCC=Q*PC</text:p>
            </office:annotation>
            <text:p>pcoste compr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5]*[Datos.$J$5]" office:value-type="float" office:value="18750" calcext:value-type="float">
            <text:p>18750</text:p>
          </table:table-cell>
          <table:table-cell table:style-name="ce28" table:formula="of:=[.J5]*[Datos.$J$5]" office:value-type="float" office:value="37500" calcext:value-type="float">
            <text:p>37500</text:p>
          </table:table-cell>
          <table:table-cell table:style-name="ce28" table:formula="of:=[.K5]*[Datos.$J$5]" office:value-type="float" office:value="75000" calcext:value-type="float">
            <text:p>75000</text:p>
          </table:table-cell>
        </table:table-row>
        <table:table-row table:style-name="ro2">
          <table:table-cell table:number-columns-repeated="5"/>
          <table:table-cell table:style-name="ce37" office:value-type="string" calcext:value-type="string" table:number-columns-spanned="1" table:number-rows-spanned="3">
            <text:p>Producirlo</text:p>
          </table:table-cell>
          <table:table-cell table:style-name="ce33" table:formula="of:=[$Datos.I9]" office:value-type="string" office:string-value="pcoste producción" calcext:value-type="string">
            <office:annotation draw:style-name="gr2" svg:width="2.899cm" svg:height="1.799cm" svg:x="18.184cm" svg:y="1.446cm" draw:caption-point-x="-0.61cm" draw:caption-point-y="1.51cm">
              <dc:creator>Autoría desconocida</dc:creator>
              <dc:date>2024-11-06T00:00:00</dc:date>
              <text:p>PCP=Q*PP</text:p>
            </office:annotation>
            <text:p>pcoste producción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I5]*[Datos.$J$9]" office:value-type="float" office:value="11250" calcext:value-type="float">
            <text:p>11250</text:p>
          </table:table-cell>
          <table:table-cell table:style-name="ce28" table:formula="of:=[.J5]*[Datos.$J$9]" office:value-type="float" office:value="22500" calcext:value-type="float">
            <text:p>22500</text:p>
          </table:table-cell>
          <table:table-cell table:style-name="ce28" table:formula="of:=[.K5]*[Datos.$J$9]" office:value-type="float" office:value="45000" calcext:value-type="float">
            <text:p>45000</text:p>
          </table:table-cell>
        </table:table-row>
        <table:table-row table:style-name="ro2">
          <table:table-cell table:number-columns-repeated="5"/>
          <table:covered-table-cell table:style-name="ce46"/>
          <table:table-cell table:style-name="ce33" table:formula="of:=[$Datos.I10]" office:value-type="string" office:string-value="Coste Fijos" calcext:value-type="string">
            <text:p>Coste Fijos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  <table:table-cell table:style-name="ce28" table:formula="of:=[Datos.$J$10]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covered-table-cell table:style-name="ce47"/>
          <table:table-cell table:style-name="ce48" table:formula="of:=[$Auxiliar.E7]" office:value-type="string" office:string-value="Costes Totales" calcext:value-type="string">
            <office:annotation draw:style-name="gr2" svg:width="2.899cm" svg:height="1.799cm" svg:x="18.184cm" svg:y="2.585cm" draw:caption-point-x="-0.61cm" draw:caption-point-y="1.51cm">
              <dc:creator>Autoría desconocida</dc:creator>
              <dc:date>2024-11-06T00:00:00</dc:date>
              <text:p>CT=CF+PCP</text:p>
            </office:annotation>
            <text:p>Costes Totales</text:p>
          </table:table-cell>
          <table:table-cell table:style-name="ce28" table:formula="of:=[.H8]+[.H7]" office:value-type="float" office:value="15000" calcext:value-type="float">
            <text:p>15000</text:p>
          </table:table-cell>
          <table:table-cell table:style-name="ce28" table:formula="of:=[.I8]+[.I7]" office:value-type="float" office:value="26250" calcext:value-type="float">
            <text:p>26250</text:p>
          </table:table-cell>
          <table:table-cell table:style-name="ce28" table:formula="of:=[.J8]+[.J7]" office:value-type="float" office:value="37500" calcext:value-type="float">
            <text:p>37500</text:p>
          </table:table-cell>
          <table:table-cell table:style-name="ce28" table:formula="of:=[.K8]+[.K7]" office:value-type="float" office:value="60000" calcext:value-type="float">
            <text:p>6000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6"/>
          <table:table-cell table:style-name="ce2" office:value-type="string" calcext:value-type="string">
            <text:p>Comprobante</text:p>
          </table:table-cell>
          <table:table-cell table:style-name="ce45" office:value-type="float" office:value="10000" calcext:value-type="float">
            <text:p>10000</text:p>
          </table:table-cell>
          <table:table-cell table:style-name="ce50" table:formula="of:=CONCATENATE(&quot;Conviene: &quot;;IF([.H16]&gt;[$Datos.I16];[$Auxiliar.E5];IF([.H16]&lt;[$Datos.I16];[$Auxiliar.E4];[$Auxiliar.E6])))" office:value-type="string" office:string-value="Conviene: Producir" calcext:value-type="string">
            <text:p>Conviene: Producir</text:p>
          </table:table-cell>
          <table:table-cell table:style-name="ce42"/>
          <table:table-cell table:style-name="ce43"/>
        </table:table-row>
        <calcext:conditional-formats>
          <calcext:conditional-format calcext:target-range-address="Demostración.I16:Demostración.I16">
            <calcext:condition calcext:apply-style-name="Sin título1" calcext:value="&gt;7500" calcext:base-cell-address="Demostración.I16"/>
            <calcext:condition calcext:apply-style-name="Sin título2" calcext:value="&lt;7500" calcext:base-cell-address="Demostración.I16"/>
            <calcext:condition calcext:apply-style-name="Sin título3" calcext:value="=7500" calcext:base-cell-address="Demostración.I16"/>
          </calcext:conditional-format>
          <calcext:conditional-format calcext:target-range-address="Demostración.H16:Demostración.H16">
            <calcext:condition calcext:apply-style-name="Good" calcext:value="&gt;7500" calcext:base-cell-address="Demostración.H16"/>
            <calcext:condition calcext:apply-style-name="Bad" calcext:value="&lt;7500" calcext:base-cell-address="Demostración.H16"/>
            <calcext:condition calcext:apply-style-name="Neutral" calcext:value="=7500" calcext:base-cell-address="Demostración.H16"/>
          </calcext:conditional-format>
        </calcext:conditional-formats>
      </table:table>
      <table:table table:name="Gráfica" table:style-name="ta1">
        <table:shapes>
          <draw:frame draw:z-index="0" draw:style-name="gr3" draw:text-style-name="P1" svg:width="25.835cm" svg:height="10.42cm" svg:x="2.8cm" svg:y="0.724cm">
            <draw:object draw:notify-on-update-of-ranges="Demostración.H5:Demostración.K5 Demostración.G6:Demostración.G6 Demostración.H6:Demostración.K6 Auxiliar.G14:Auxiliar.G15 Auxiliar.H11:Auxiliar.H11 Auxiliar.H14:Auxiliar.H15 Auxiliar.H5:Auxiliar.H6 Auxiliar.H9:Auxiliar.H9 Auxiliar.I5:Auxiliar.I6 Demostración.H5:Demostración.K5 Demostración.G9:Demostración.G9 Demostración.H9:Demostración.K9 Demostración.H5:Demostración.K5 Demostración.G8:Demostración.G8 Demostración.H8:Demostración.K8 Demostración.H5:Demostración.K5 Demostración.G7:Demostración.G7 Demostración.H7:Demostración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ucir</text:p>
          </table:table-cell>
          <table:table-cell table:number-columns-repeated="2"/>
          <table:table-cell table:formula="of:=[$Datos.I16]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nto uno como otro</text:p>
          </table:table-cell>
          <table:table-cell table:number-columns-repeated="2"/>
          <table:table-cell table:formula="of:=[.H5]" office:value-type="float" office:value="7500" calcext:value-type="float">
            <text:p>7500</text:p>
          </table:table-cell>
          <table:table-cell table:formula="of:=[$Demostración.K9]"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es Tota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El &quot;;[$Datos.H16];&quot; recae con la producción de &quot;;[$Datos.I16];&quot; &quot;;[$Datos.J16])" office:value-type="string" office:string-value="El Umbral de producción recae con la producción de 7500 Equipos de Música" calcext:value-type="string">
            <text:p>El Umbral de producción recae con la producción de 7500 Equipos de Músic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Con una cantidad de &quot;;[$Demostración.H16];&quot; &quot;;[$Datos.G5];&quot; &quot;;[$Datos.C14];&quot; &quot;;[$Datos.D14])" office:value-type="string" office:string-value="Con una cantidad de 10000 Equipos de Música Conviene Tanto uno como otro" calcext:value-type="string">
            <text:p>Con una cantidad de 10000 Equipos de Música Conviene Tanto uno como otr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$Demostración.G16]" office:value-type="string" office:string-value="Comprobante" calcext:value-type="string">
            <text:p>Comprobante</text:p>
          </table:table-cell>
          <table:table-cell table:formula="of:=[$Demostración.H16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$Datos.I5]" office:value-type="string" office:string-value="pcoste compra" calcext:value-type="string">
            <text:p>pcoste compra</text:p>
          </table:table-cell>
          <table:table-cell table:style-name="ce49" table:formula="of:=[.E13]*[$Datos.J5]" office:value-type="float" office:value="50000" calcext:value-type="float">
            <text:p>5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E14]"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3"/>
          <table:table-cell table:formula="of:=[$Datos.I9]" office:value-type="string" office:string-value="pcoste producción" calcext:value-type="string">
            <text:p>pcoste producción</text:p>
          </table:table-cell>
          <table:table-cell table:formula="of:=[.E13]*[$Datos.J9]" office:value-type="float" office:value="30000" calcext:value-type="float">
            <text:p>30000</text:p>
          </table:table-cell>
          <table:table-cell/>
          <table:table-cell table:formula="of:=[.G14]" office:value-type="float" office:value="10000" calcext:value-type="float">
            <text:p>10000</text:p>
          </table:table-cell>
          <table:table-cell table:formula="of:=[.E17]" office:value-type="float" office:value="45000" calcext:value-type="float">
            <text:p>45000</text:p>
          </table:table-cell>
          <table:table-cell/>
        </table:table-row>
        <table:table-row table:style-name="ro1">
          <table:table-cell table:number-columns-repeated="3"/>
          <table:table-cell table:formula="of:=[$Datos.I10]" office:value-type="string" office:string-value="Coste Fijos" calcext:value-type="string">
            <text:p>Coste Fijos</text:p>
          </table:table-cell>
          <table:table-cell table:formula="of:=[$Datos.J10]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E7]" office:value-type="string" office:string-value="Costes Totales" calcext:value-type="string">
            <text:p>Costes Totales</text:p>
          </table:table-cell>
          <table:table-cell table:formula="of:=[.E16]+[.E15]" office:value-type="float" office:value="45000" calcext:value-type="float">
            <text:p>45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in_20_título1" style:display-name="Sin título1" style:family="table-cell" style:parent-style-name="Default">
      <style:table-cell-properties fo:background-color="#81d41a"/>
    </style:style>
    <style:style style:name="Sin_20_título2" style:display-name="Sin título2" style:family="table-cell" style:parent-style-name="Default">
      <style:table-cell-properties fo:background-color="#729fcf"/>
    </style:style>
    <style:style style:name="Sin_20_título3" style:display-name="Sin título3" style:family="table-cell" style:parent-style-name="Default">
      <style:table-cell-properties fo:background-color="#fff5ce"/>
    </style:style>
    <style:style style:name="Sin_20_título4" style:display-name="Sin título4" style:family="table-cell" style:parent-style-name="Default">
      <style:table-cell-properties fo:background-color="#81d41a"/>
    </style:style>
    <style:style style:name="Sin_20_título5" style:display-name="Sin título5" style:family="table-cell" style:parent-style-name="Default">
      <style:table-cell-properties fo:background-color="#ffde59"/>
    </style:style>
    <style:style style:name="Sin_20_título6" style:display-name="Sin título6" style:family="table-cell" style:parent-style-name="Default">
      <style:table-cell-properties fo:background-color="#729fcf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2:33:10.4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13:02.884000000</meta:creation-date>
    <dc:date>2024-11-13T13:06:35.283000000</dc:date>
    <meta:editing-duration>PT2H42M58S</meta:editing-duration>
    <meta:editing-cycles>4</meta:editing-cycles>
    <meta:generator>LibreOffice/7.6.0.3$Windows_X86_64 LibreOffice_project/69edd8b8ebc41d00b4de3915dc82f8f0fc3b6265</meta:generator>
    <meta:document-statistic meta:table-count="4" meta:cell-count="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36cm" svg:height="10.421cm" xlink:href=".." xlink:type="simple" chart:class="chart:scatter" chart:style-name="ch1">
        <chart:legend chart:legend-position="end" svg:x="16.978cm" svg:y="3.269cm" style:legend-expansion="high" chart:style-name="ch2"/>
        <chart:plot-area chart:style-name="ch3" table:cell-range-address="Demostración.H5:Demostración.K7 Demostración.G6:Demostración.G7 Auxiliar.H11:Auxiliar.H11 Auxiliar.H14:Auxiliar.H15 Auxiliar.H9:Auxiliar.H9 Auxiliar.I5:Auxiliar.I6 Demostración.G8:Demostración.K9" chart:data-source-has-labels="row" svg:x="0.516cm" svg:y="0.208cm" svg:width="15.946cm" svg:height="10.005cm">
          <chart:coordinate-region svg:x="1.693cm" svg:y="0.407cm" svg:width="14.305cm" svg:height="9.1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H6:Demostración.K6" chart:label-cell-address="Demostración.G6:Demostración.G6" chart:class="chart:scatter">
            <chart:domain table:cell-range-address="Demostración.H5:Demostración.K5"/>
            <chart:data-point chart:repeated="4"/>
          </chart:series>
          <chart:series chart:style-name="ch8" chart:values-cell-range-address="Auxiliar.H14:Auxiliar.H15" chart:label-cell-address="Auxiliar.H11:Auxiliar.H11" chart:class="chart:scatter">
            <chart:domain table:cell-range-address="Auxiliar.G14:Auxiliar.G15"/>
            <chart:data-point chart:repeated="2"/>
          </chart:series>
          <chart:series chart:style-name="ch9" chart:values-cell-range-address="Auxiliar.I5:Auxiliar.I6" chart:label-cell-address="Auxiliar.H9:Auxiliar.H9" chart:class="chart:scatter">
            <chart:domain table:cell-range-address="Auxiliar.H5:Auxiliar.H6"/>
            <chart:data-point chart:repeated="2"/>
          </chart:series>
          <chart:series chart:style-name="ch10" chart:values-cell-range-address="Demostración.H9:Demostración.K9" chart:label-cell-address="Demostración.G9:Demostración.G9" chart:class="chart:scatter">
            <chart:data-point chart:repeated="4"/>
          </chart:series>
          <chart:series chart:style-name="ch11" chart:values-cell-range-address="Demostración.H8:Demostración.K8" chart:label-cell-address="Demostración.G8:Demostración.G8" chart:class="chart:scatter">
            <chart:data-point chart:repeated="4"/>
          </chart:series>
          <chart:series chart:style-name="ch12" chart:values-cell-range-address="Demostración.H7:Demostración.K7" chart:label-cell-address="Demostración.G7:Demostración.G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5</text:p>
              </table:table-cell>
              <table:table-cell office:value-type="string">
                <text:p>pcoste compra</text:p>
                <draw:g>
                  <svg:desc>Demostración.G6:Demostración.G6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n una cantidad de 10000 Equipos de Música Conviene Tanto uno como otro</text:p>
                <draw:g>
                  <svg:desc>Auxiliar.H11:Auxiliar.H1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El Umbral de producción recae con la producción de 7500 Equipos de Música</text:p>
                <draw:g>
                  <svg:desc>Auxiliar.H9:Auxiliar.H9</svg:desc>
                </draw:g>
              </table:table-cell>
              <table:table-cell office:value-type="string">
                <text:p>Costes Totales</text:p>
                <draw:g>
                  <svg:desc>Demostración.G9:Demostración.G9</svg:desc>
                </draw:g>
              </table:table-cell>
              <table:table-cell office:value-type="string">
                <text:p>Coste Fijos</text:p>
                <draw:g>
                  <svg:desc>Demostración.G8:Demostración.G8</svg:desc>
                </draw:g>
              </table:table-cell>
              <table:table-cell office:value-type="string">
                <text:p>pcoste producción</text:p>
                <draw:g>
                  <svg:desc>Demostración.G7:Demostración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stración.H5:Demostración.K5</svg:desc>
                </draw:g>
              </table:table-cell>
              <table:table-cell office:value-type="float" office:value="0">
                <text:p>0</text:p>
                <draw:g>
                  <svg:desc>Demostración.H6:Demostración.K6</svg:desc>
                </draw:g>
              </table:table-cell>
              <table:table-cell office:value-type="float" office:value="10000">
                <text:p>10000</text:p>
                <draw:g>
                  <svg:desc>Auxiliar.G14:Auxiliar.G15</svg:desc>
                </draw:g>
              </table:table-cell>
              <table:table-cell office:value-type="float" office:value="50000">
                <text:p>50000</text:p>
                <draw:g>
                  <svg:desc>Auxiliar.H14:Auxiliar.H15</svg:desc>
                </draw:g>
              </table:table-cell>
              <table:table-cell office:value-type="float" office:value="7500">
                <text:p>7500</text:p>
                <draw:g>
                  <svg:desc>Auxiliar.H5:Auxiliar.H6</svg:desc>
                </draw:g>
              </table:table-cell>
              <table:table-cell office:value-type="float" office:value="0">
                <text:p>0</text:p>
                <draw:g>
                  <svg:desc>Auxiliar.I5:Auxiliar.I6</svg:desc>
                </draw:g>
              </table:table-cell>
              <table:table-cell office:value-type="float" office:value="15000">
                <text:p>15000</text:p>
                <draw:g>
                  <svg:desc>Demostración.H9:Demostración.K9</svg:desc>
                </draw:g>
              </table:table-cell>
              <table:table-cell office:value-type="float" office:value="15000">
                <text:p>15000</text:p>
                <draw:g>
                  <svg:desc>Demostración.H8:Demostración.K8</svg:desc>
                </draw:g>
              </table:table-cell>
              <table:table-cell office:value-type="float" office:value="0">
                <text:p>0</text:p>
                <draw:g>
                  <svg:desc>Demostración.H7:Demostración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10000">
                <text:p>10000</text:p>
              </table:table-cell>
              <table:table-cell office:value-type="float" office:value="45000">
                <text:p>45000</text:p>
              </table:table-cell>
              <table:table-cell office:value-type="float" office:value="7500">
                <text:p>7500</text:p>
              </table:table-cell>
              <table:table-cell office:value-type="float" office:value="60000">
                <text:p>60000</text:p>
              </table:table-cell>
              <table:table-cell office:value-type="float" office:value="26250">
                <text:p>26250</text:p>
              </table:table-cell>
              <table:table-cell office:value-type="float" office:value="15000">
                <text:p>15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5000">
                <text:p>150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5000">
                <text:p>15000</text:p>
              </table:table-cell>
              <table:table-cell office:value-type="float" office:value="45000">
                <text:p>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